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 table:number-columns-repeated="3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tLHnBmRQffFP9ghNpJG</text:p>
          </table:table-cell>
          <table:table-cell office:value-type="string" calcext:value-type="string">
            <text:p>Redback Shrou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K6C9kzFHbpHGLHHFJtg</text:p>
          </table:table-cell>
          <table:table-cell office:value-type="string" calcext:value-type="string">
            <text:p>Spreading Pl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dTTQMN8HhrFjcDrLN6rP</text:p>
          </table:table-cell>
          <table:table-cell office:value-type="string" calcext:value-type="string">
            <text:p>Wander with Purp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PqdbNw8HjNhTcGFGnQrB</text:p>
          </table:table-cell>
          <table:table-cell office:value-type="string" calcext:value-type="string">
            <text:p>Rec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JDPmhdhzfMjC6BqnTfRQ</text:p>
          </table:table-cell>
          <table:table-cell office:value-type="string" calcext:value-type="string">
            <text:p>Back Heel Kic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pcfhRgNk9GH8QWRpMbdt</text:p>
          </table:table-cell>
          <table:table-cell office:value-type="string" calcext:value-type="string">
            <text:p>Descendant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n877nqgWkLDfjQBwM7DM7</text:p>
          </table:table-cell>
          <table:table-cell office:value-type="string" calcext:value-type="string">
            <text:p>Lac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mJbJDhmdzRFfHhj96G9f</text:p>
          </table:table-cell>
          <table:table-cell office:value-type="string" calcext:value-type="string">
            <text:p>Sedatio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KhfnNtkWGHNfWNmdFPCn</text:p>
          </table:table-cell>
          <table:table-cell office:value-type="string" calcext:value-type="string">
            <text:p>Withering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  <table:table-cell table:style-name="ce5" table:number-columns-repeated="2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CKJqg6QMPR9pLPBCJQJK</text:p>
          </table:table-cell>
          <table:table-cell office:value-type="string" calcext:value-type="string">
            <text:p>Toxic Tips</text:p>
          </table:table-cell>
          <table:table-cell/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jnCb9JGD7mzznFPfDzHp</text:p>
          </table:table-cell>
          <table:table-cell office:value-type="string" calcext:value-type="string">
            <text:p>Codex of Bloodr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Jb6MjpJPRLbM99RJC8qKR</text:p>
          </table:table-cell>
          <table:table-cell office:value-type="string" calcext:value-type="string">
            <text:p>Inertia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tdbFwh9DGwF76LrNhJrn</text:p>
          </table:table-cell>
          <table:table-cell office:value-type="string" calcext:value-type="string">
            <text:p>Codex of Iner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MrtrMDKjt868mrrb9cjJW</text:p>
          </table:table-cell>
          <table:table-cell office:value-type="string" calcext:value-type="string">
            <text:p>Bloodrot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pwqqHDD7DwWNrJPdpzRT</text:p>
          </table:table-cell>
          <table:table-cell office:value-type="string" calcext:value-type="string">
            <text:p>Frailty 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9"/>
        </table:table-row>
        <table:table-row table:style-name="ro2" table:number-rows-repeated="10478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3:21:47.490549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5T13:21:58.436861470</dc:date>
    <meta:editing-duration>PT13H10M47S</meta:editing-duration>
    <meta:editing-cycles>576</meta:editing-cycles>
    <meta:generator>LibreOffice/7.2.5.2$MacOSX_X86_64 LibreOffice_project/499f9727c189e6ef3471021d6132d4c694f357e5</meta:generator>
    <meta:document-statistic meta:table-count="1" meta:cell-count="3676" meta:object-count="0"/>
  </office:meta>
</office:document-meta>
</file>